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Tabelle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float" office:value="0.024">
            <text:p>0,02400</text:p>
          </table:table-cell>
          <table:table-cell/>
          <table:table-cell table:style-name="Default"/>
          <table:table-cell office:value-type="float" office:value="0.026">
            <text:p>0,02600</text:p>
          </table:table-cell>
          <table:table-cell table:number-columns-repeated="2"/>
          <table:table-cell office:value-type="float" office:value="0.028">
            <text:p>0,02800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style-name="Default" office:value-type="string">
            <text:p>focal length</text:p>
          </table:table-cell>
          <table:table-cell office:value-type="string">
            <text:p>diopters</text:p>
          </table:table-cell>
          <table:table-cell table:style-name="Default" office:value-type="string">
            <text:p>diff</text:p>
          </table:table-cell>
          <table:table-cell table:number-columns-repeated="1014"/>
        </table:table-row>
        <table:table-row table:style-name="ro1">
          <table:table-cell office:value-type="float" office:value="0.1">
            <text:p>0,10000</text:p>
          </table:table-cell>
          <table:table-cell table:formula="of:=([.B$1] * [.$A3])/([.B$1] + [.$A3])*1000" office:value-type="float" office:value="19.3548387096774">
            <text:p>19,35484</text:p>
          </table:table-cell>
          <table:table-cell table:formula="of:=1/([.B3]/1000)" office:value-type="float" office:value="51.6666666666667">
            <text:p>51,66667</text:p>
          </table:table-cell>
          <table:table-cell table:style-name="Default" table:formula="of:=[.$C3] - [.C3]" office:value-type="float" office:value="0">
            <text:p>0</text:p>
          </table:table-cell>
          <table:table-cell table:formula="of:=([.E$1] * [.$A3])/([.E$1] + [.$A3])*1000" office:value-type="float" office:value="20.6349206349206">
            <text:p>20,63492</text:p>
          </table:table-cell>
          <table:table-cell table:formula="of:=1/([.E3]/1000)" office:value-type="float" office:value="48.4615384615385">
            <text:p>48,46154</text:p>
          </table:table-cell>
          <table:table-cell table:style-name="Default" table:formula="of:=[.$C3] - [.F3]" office:value-type="float" office:value="3.20512820512821">
            <text:p>3,2051282051</text:p>
          </table:table-cell>
          <table:table-cell table:formula="of:=([.H$1] * [.$A3])/([.H$1] + [.$A3])*1000" office:value-type="float" office:value="21.875">
            <text:p>21,87500</text:p>
          </table:table-cell>
          <table:table-cell table:formula="of:=1/([.H3]/1000)" office:value-type="float" office:value="45.7142857142857">
            <text:p>45,71429</text:p>
          </table:table-cell>
          <table:table-cell table:style-name="Default" table:formula="of:=[.$C3] - [.I3]" office:value-type="float" office:value="5.95238095238096">
            <text:p>5,9523809524</text:p>
          </table:table-cell>
          <table:table-cell table:number-columns-repeated="1014"/>
        </table:table-row>
        <table:table-row table:style-name="ro1">
          <table:table-cell office:value-type="float" office:value="0.5">
            <text:p>0,50000</text:p>
          </table:table-cell>
          <table:table-cell table:formula="of:=([.B$1] * [.$A4])/([.B$1] + [.$A4])*1000" office:value-type="float" office:value="22.9007633587786">
            <text:p>22,90076</text:p>
          </table:table-cell>
          <table:table-cell table:formula="of:=1/([.B4]/1000)" office:value-type="float" office:value="43.6666666666667">
            <text:p>43,66667</text:p>
          </table:table-cell>
          <table:table-cell table:style-name="Default" table:formula="of:=[.$C4] - [.C4]" office:value-type="float" office:value="0">
            <text:p>0</text:p>
          </table:table-cell>
          <table:table-cell table:formula="of:=([.E$1] * [.$A4])/([.E$1] + [.$A4])*1000" office:value-type="float" office:value="24.7148288973384">
            <text:p>24,71483</text:p>
          </table:table-cell>
          <table:table-cell table:formula="of:=1/([.E4]/1000)" office:value-type="float" office:value="40.4615384615385">
            <text:p>40,46154</text:p>
          </table:table-cell>
          <table:table-cell table:style-name="Default" table:formula="of:=[.$C4] - [.F4]" office:value-type="float" office:value="3.2051282051282">
            <text:p>3,2051282051</text:p>
          </table:table-cell>
          <table:table-cell table:formula="of:=([.H$1] * [.$A4])/([.H$1] + [.$A4])*1000" office:value-type="float" office:value="26.5151515151515">
            <text:p>26,51515</text:p>
          </table:table-cell>
          <table:table-cell table:formula="of:=1/([.H4]/1000)" office:value-type="float" office:value="37.7142857142857">
            <text:p>37,71429</text:p>
          </table:table-cell>
          <table:table-cell table:style-name="Default" table:formula="of:=[.$C4] - [.I4]" office:value-type="float" office:value="5.95238095238095">
            <text:p>5,9523809524</text:p>
          </table:table-cell>
          <table:table-cell table:number-columns-repeated="1014"/>
        </table:table-row>
        <table:table-row table:style-name="ro1">
          <table:table-cell office:value-type="float" office:value="1">
            <text:p>1,00000</text:p>
          </table:table-cell>
          <table:table-cell table:formula="of:=([.B$1] * [.$A5])/([.B$1] + [.$A5])*1000" office:value-type="float" office:value="23.4375">
            <text:p>23,43750</text:p>
          </table:table-cell>
          <table:table-cell table:formula="of:=1/([.B5]/1000)" office:value-type="float" office:value="42.6666666666667">
            <text:p>42,66667</text:p>
          </table:table-cell>
          <table:table-cell table:style-name="Default" table:formula="of:=[.$C5] - [.C5]" office:value-type="float" office:value="0">
            <text:p>0</text:p>
          </table:table-cell>
          <table:table-cell table:formula="of:=([.E$1] * [.$A5])/([.E$1] + [.$A5])*1000" office:value-type="float" office:value="25.3411306042885">
            <text:p>25,34113</text:p>
          </table:table-cell>
          <table:table-cell table:formula="of:=1/([.E5]/1000)" office:value-type="float" office:value="39.4615384615385">
            <text:p>39,46154</text:p>
          </table:table-cell>
          <table:table-cell table:style-name="Default" table:formula="of:=[.$C5] - [.F5]" office:value-type="float" office:value="3.2051282051282">
            <text:p>3,2051282051</text:p>
          </table:table-cell>
          <table:table-cell table:formula="of:=([.H$1] * [.$A5])/([.H$1] + [.$A5])*1000" office:value-type="float" office:value="27.2373540856031">
            <text:p>27,23735</text:p>
          </table:table-cell>
          <table:table-cell table:formula="of:=1/([.H5]/1000)" office:value-type="float" office:value="36.7142857142857">
            <text:p>36,71429</text:p>
          </table:table-cell>
          <table:table-cell table:style-name="Default" table:formula="of:=[.$C5] - [.I5]" office:value-type="float" office:value="5.95238095238095">
            <text:p>5,9523809524</text:p>
          </table:table-cell>
          <table:table-cell table:number-columns-repeated="1014"/>
        </table:table-row>
        <table:table-row table:style-name="ro1">
          <table:table-cell office:value-type="float" office:value="10">
            <text:p>10,00000</text:p>
          </table:table-cell>
          <table:table-cell table:formula="of:=([.B$1] * [.$A6])/([.B$1] + [.$A6])*1000" office:value-type="float" office:value="23.9425379090184">
            <text:p>23,94254</text:p>
          </table:table-cell>
          <table:table-cell table:formula="of:=1/([.B6]/1000)" office:value-type="float" office:value="41.7666666666667">
            <text:p>41,76667</text:p>
          </table:table-cell>
          <table:table-cell table:style-name="Default" table:formula="of:=[.$C6] - [.C6]" office:value-type="float" office:value="0">
            <text:p>0</text:p>
          </table:table-cell>
          <table:table-cell table:formula="of:=([.E$1] * [.$A6])/([.E$1] + [.$A6])*1000" office:value-type="float" office:value="25.9325753042091">
            <text:p>25,93258</text:p>
          </table:table-cell>
          <table:table-cell table:formula="of:=1/([.E6]/1000)" office:value-type="float" office:value="38.5615384615385">
            <text:p>38,56154</text:p>
          </table:table-cell>
          <table:table-cell table:style-name="Default" table:formula="of:=[.$C6] - [.F6]" office:value-type="float" office:value="3.2051282051282">
            <text:p>3,2051282051</text:p>
          </table:table-cell>
          <table:table-cell table:formula="of:=([.H$1] * [.$A6])/([.H$1] + [.$A6])*1000" office:value-type="float" office:value="27.9218189070602">
            <text:p>27,92182</text:p>
          </table:table-cell>
          <table:table-cell table:formula="of:=1/([.H6]/1000)" office:value-type="float" office:value="35.8142857142857">
            <text:p>35,81429</text:p>
          </table:table-cell>
          <table:table-cell table:style-name="Default" table:formula="of:=[.$C6] - [.I6]" office:value-type="float" office:value="5.95238095238096">
            <text:p>5,9523809524</text:p>
          </table:table-cell>
          <table:table-cell table:number-columns-repeated="1014"/>
        </table:table-row>
        <table:table-row table:style-name="ro1">
          <table:table-cell office:value-type="float" office:value="1000">
            <text:p>1000,00000</text:p>
          </table:table-cell>
          <table:table-cell table:formula="of:=([.B$1] * [.$A7])/([.B$1] + [.$A7])*1000" office:value-type="float" office:value="23.9994240138237">
            <text:p>23,99942</text:p>
          </table:table-cell>
          <table:table-cell table:formula="of:=1/([.B7]/1000)" office:value-type="float" office:value="41.6676666666667">
            <text:p>41,66767</text:p>
          </table:table-cell>
          <table:table-cell table:style-name="Default" table:formula="of:=[.$C7] - [.C7]" office:value-type="float" office:value="0">
            <text:p>0</text:p>
          </table:table-cell>
          <table:table-cell table:formula="of:=([.E$1] * [.$A7])/([.E$1] + [.$A7])*1000" office:value-type="float" office:value="25.9993240175756">
            <text:p>25,99932</text:p>
          </table:table-cell>
          <table:table-cell table:formula="of:=1/([.E7]/1000)" office:value-type="float" office:value="38.4625384615385">
            <text:p>38,46254</text:p>
          </table:table-cell>
          <table:table-cell table:style-name="Default" table:formula="of:=[.$C7] - [.F7]" office:value-type="float" office:value="3.20512820512821">
            <text:p>3,2051282051</text:p>
          </table:table-cell>
          <table:table-cell table:formula="of:=([.H$1] * [.$A7])/([.H$1] + [.$A7])*1000" office:value-type="float" office:value="27.9992160219514">
            <text:p>27,99922</text:p>
          </table:table-cell>
          <table:table-cell table:formula="of:=1/([.H7]/1000)" office:value-type="float" office:value="35.7152857142857">
            <text:p>35,71529</text:p>
          </table:table-cell>
          <table:table-cell table:style-name="Default" table:formula="of:=[.$C7] - [.I7]" office:value-type="float" office:value="5.95238095238095">
            <text:p>5,9523809524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.01.2016</text:date>, <text:time>13:53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3:39:06.93</meta:creation-date>
    <dc:date>2016-01-13T13:53:20.84</dc:date>
    <meta:editing-duration>PT14M19S</meta:editing-duration>
    <meta:editing-cycles>1</meta:editing-cycles>
    <meta:document-statistic meta:table-count="3" meta:cell-count="62" meta:object-count="0"/>
    <meta:generator>OpenOffice.org/3.4.1$Win32 OpenOffice.org_project/341m1$Build-9593</meta:generator>
  </office:meta>
</office:document-meta>
</file>